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ac531" officeooo:paragraph-rsid="000ac531"/>
    </style:style>
    <style:style style:name="P2" style:family="paragraph" style:parent-style-name="Text_20_body">
      <style:text-properties officeooo:rsid="000b8eda" officeooo:paragraph-rsid="000b8eda"/>
    </style:style>
    <style:style style:name="P3" style:family="paragraph" style:parent-style-name="Text_20_body">
      <style:text-properties officeooo:rsid="000cd5f7" officeooo:paragraph-rsid="000cd5f7"/>
    </style:style>
    <style:style style:name="T1" style:family="text">
      <style:text-properties officeooo:rsid="000b8e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 Practice Exam #2 - 25 Questions</text:h>
      <text:p text:style-name="Text_20_body"><text:span text:style-name="Strong_20_Emphasis">Instructions:</text:span> This exam focuses on areas from your first attempt plus additional material. Take your time and aim for that A!</text:p>
      <text:p text:style-name="Horizontal_20_Line"/>
      <text:h text:style-name="Heading_20_2" text:outline-level="2">Question 1</text:h>
      <text:p text:style-name="Text_20_body">What is an lvalue? List three operators that require an lvalue and explain why these operators need an lvalue.</text:p>
      <text:p text:style-name="P1">An lvalue is a value that has a location in memory. For example, </text:p>
      <text:p text:style-name="P1">int x = 1; </text:p>
      <text:p text:style-name="P1">the lvalue here is x.</text:p>
      <text:p text:style-name="P1">if we wanted to do operations on that existing value we could do the regular +, -, /, *, but we could also do ++, -- to change its existing value</text:p>
      <text:p text:style-name="Horizontal_20_Line"/>
      <text:h text:style-name="Heading_20_2" text:outline-level="2">Question 2</text:h>
      <text:p text:style-name="Text_20_body">What is the difference between an expression and a statement? Give one example of each.</text:p>
      <text:p text:style-name="P1">An expression is giving a memory location a value, such as </text:p>
      <text:p text:style-name="P1">int x = 1;</text:p>
      <text:p text:style-name="P1">where as a statement is doing arithmetic or manipulating that value, such as </text:p>
      <text:p text:style-name="P1">x + 2;</text:p>
      <text:p text:style-name="Horizontal_20_Line"/>
      <text:h text:style-name="Heading_20_2" text:outline-level="2">Question 3</text:h>
      <text:p text:style-name="Text_20_body">Name the four major types of errors in programming and give one example of each type.</text:p>
      <text:p text:style-name="P1">Syntax, where there is usually typo, this is a grammatical error in the language such as missing a semicolon or “</text:p>
      <text:p text:style-name="P1">type error, such as attempting to assign a string to an int variable, or doing arithmetic on a string that is illegal such as non concatenation</text:p>
      <text:p text:style-name="P1">linker error, a linker error is where the compiler is having an issue linking the object files together</text:p>
      <text:p text:style-name="P1">logic error, when the output is returning values that are not expected, such as ++x instead of x += x</text:p>
      <text:p text:style-name="Horizontal_20_Line"/>
      <text:h text:style-name="Heading_20_2" text:outline-level="2"><text:soft-page-break/>Question 4</text:h>
      <text:p text:style-name="Text_20_body">Describe the complete 6-step process for debugging a program.</text:p>
      <text:p text:style-name="P1">Consistently recreate the error</text:p>
      <text:p text:style-name="P1">locate the error </text:p>
      <text:p text:style-name="P1">understand why</text:p>
      <text:p text:style-name="P1">apply the fix</text:p>
      <text:p text:style-name="P1">test the fix </text:p>
      <text:p text:style-name="P1">look for other occurrences </text:p>
      <text:p text:style-name="P1"/>
      <text:p text:style-name="Horizontal_20_Line"/>
      <text:h text:style-name="Heading_20_2" text:outline-level="2">Question 5</text:h>
      <text:p text:style-name="Text_20_body">How do you test if an input operation succeeded in C++? Write the complete code structure including error handling.</text:p>
      <text:p text:style-name="P1">If (test condition) {success}</text:p>
      <text:p text:style-name="P1">else {failure}</text:p>
      <text:p text:style-name="Horizontal_20_Line"/>
      <text:h text:style-name="Heading_20_2" text:outline-level="2">Question 6</text:h>
      <text:p text:style-name="Text_20_body">What is the difference between initialization and assignment? Give a code example of each.</text:p>
      <text:p text:style-name="P1">Initialization is creating the variable in memory such as </text:p>
      <text:p text:style-name="P1">int x = 0;</text:p>
      <text:p text:style-name="P1">whereas assignment is more along the lines of </text:p>
      <text:p text:style-name="P1">x = 2; </text:p>
      <text:p text:style-name="P1">as we have now changed its original value to a new value</text:p>
      <text:p text:style-name="Horizontal_20_Line"/>
      <text:h text:style-name="Heading_20_2" text:outline-level="2">Question 7</text:h>
      <text:p text:style-name="Text_20_body">What is a constant expression? Give two examples.</text:p>
      <text:p text:style-name="P1">It is denoted at the top of the file, and it is giving a value a constant value, such as pi or conversion rate </text:p>
      <text:p text:style-name="Horizontal_20_Line"/>
      <text:h text:style-name="Heading_20_2" text:outline-level="2"><text:soft-page-break/>Question 8</text:h>
      <text:p text:style-name="Text_20_body">What is a magic constant and why should we avoid them? Give an example and show how to fix it.</text:p>
      <text:p text:style-name="P1">A magic constant would be a number such as pi where someone is doing a calculation to find area of a circle, and they write ‘3.14’ in the equation, leaving someone else reading the code to assume the number is meaning pi, but allowing it to be open for interpretation</text:p>
      <text:p text:style-name="P1">this is not as effective as explicitly denoting pi as a constant value at the top of the script with </text:p>
      <text:p text:style-name="P1">int constexpr pi = 3.14;</text:p>
      <text:p text:style-name="Horizontal_20_Line"/>
      <text:h text:style-name="Heading_20_2" text:outline-level="2">Question 9</text:h>
      <text:p text:style-name="Text_20_body">What does the linker do for your program?</text:p>
      <text:p text:style-name="P1">It links the source code files together so that the compiler can create one executable out of the multiple source files, header files, and modules</text:p>
      <text:p text:style-name="Horizontal_20_Line"/>
      <text:h text:style-name="Heading_20_2" text:outline-level="2">Question 10</text:h>
      <text:p text:style-name="Text_20_body">Write code to sort the elements of a vector called <text:span text:style-name="Source_20_Text">numbers</text:span>.</text:p>
      <text:p text:style-name="P1">For vector v it would be something like</text:p>
      <text:p text:style-name="P1">sort(v.start(), v.end())</text:p>
      <text:p text:style-name="Horizontal_20_Line"/>
      <text:h text:style-name="Heading_20_2" text:outline-level="2">Question 11</text:h>
      <text:p text:style-name="Text_20_body">What can you do to an int that you cannot do to a string? List three operations.</text:p>
      <text:p text:style-name="P1">Multiple, divide, and <text:span text:style-name="T1">find modulous, strings can only accept concatenation functions such as adding and subtracting </text:span></text:p>
      <text:p text:style-name="Horizontal_20_Line"/>
      <text:h text:style-name="Heading_20_2" text:outline-level="2">Question 12</text:h>
      <text:p text:style-name="Text_20_body">What can you do to a string that you cannot do to an int? List three operations.</text:p>
      <text:p text:style-name="P2">Count the characters in a string, concatenate multiple string variables, search for a character in a string </text:p>
      <text:p text:style-name="Horizontal_20_Line"/>
      <text:h text:style-name="Heading_20_2" text:outline-level="2">Question 13</text:h>
      <text:p text:style-name="Text_20_body">When is throwing an exception preferable to returning an "error value"? When is returning an "error value" preferable to throwing an exception?</text:p>
      <text:p text:style-name="P2"><text:soft-page-break/>Exceptions are for unexpected values or ‘exceptional’ errors, we want to terminate the program when this occurs so we can analyze the issue. An error value is something that is expected such as messy data, we would like to log this information but we do not want the program to end because of it </text:p>
      <text:p text:style-name="Horizontal_20_Line"/>
      <text:h text:style-name="Heading_20_2" text:outline-level="2">Question 14</text:h>
      <text:p text:style-name="Text_20_body">Compare and contrast having the caller of a function handle a run-time error vs. having the called function handle the run-time error.</text:p>
      <text:p text:style-name="P2">It is more efficient and provides cleaner code to have the function handle the run-time errors, however if it is difficult or ambiguous to determine what values might be used in the function, it is better and more performant to have the caller handle the error</text:p>
      <text:p text:style-name="Horizontal_20_Line"/>
      <text:h text:style-name="Heading_20_2" text:outline-level="2">Question 15</text:h>
      <text:p text:style-name="Text_20_body">Describe the complete process of how exceptions are thrown and caught (all 6 steps).</text:p>
      <text:p text:style-name="P2">A value is expected, but that expected value is not given</text:p>
      <text:p text:style-name="P2">the program sees the unexpected value and throws the error</text:p>
      <text:p text:style-name="P2">the program continues processing onward with the next value it was provided for that step</text:p>
      <text:p text:style-name="Horizontal_20_Line"/>
      <text:h text:style-name="Heading_20_2" text:outline-level="2">Question 16</text:h>
      <text:p text:style-name="Text_20_body">What is an assertion? When would you NOT test a precondition?</text:p>
      <text:p text:style-name="P2">An assertion is what you expect the value to be for a function, if you have a function that is adding numbers you would expected the values passed into it to be number types and not string. You would not test a pre condition if it is not crucial to the function, such as the value has been checked before</text:p>
      <text:p text:style-name="Horizontal_20_Line"/>
      <text:h text:style-name="Heading_20_2" text:outline-level="2">Question 17</text:h>
      <text:p text:style-name="Text_20_body">Define precondition and postcondition. Write a function that calculates the square root of a number and includes both precondition and postcondition checks.</text:p>
      <text:p text:style-name="P2">Int sqrt(x) {</text:p>
      <text:p text:style-name="P2">assert(x&gt;0);</text:p>
      <text:p text:style-name="P2">x /= x;</text:p>
      <text:p text:style-name="P2">assert(x&gt;0);</text:p>
      <text:p text:style-name="P2">}</text:p>
      <text:p text:style-name="P2"><text:soft-page-break/></text:p>
      <text:p text:style-name="P2">not super familiar with how squareroot works so here is what I came up with</text:p>
      <text:p text:style-name="Text_20_body"/>
      <text:p text:style-name="Text_20_body"/>
      <text:p text:style-name="Horizontal_20_Line"/>
      <text:h text:style-name="Heading_20_2" text:outline-level="2">Question 18</text:h>
      <text:p text:style-name="Text_20_body">Why, with a vector called <text:span text:style-name="Source_20_Text">v</text:span>, is <text:span text:style-name="Source_20_Text">v[v.size()]</text:span> a range error? What would be the result of calling this?</text:p>
      <text:p text:style-name="P3">If the iteration starts at a non zero value</text:p>
      <text:p text:style-name="Horizontal_20_Line"/>
      <text:h text:style-name="Heading_20_2" text:outline-level="2">Question 19</text:h>
      <text:p text:style-name="Text_20_body">What are the uses of <text:span text:style-name="Source_20_Text">auto</text:span> in C++? Give three different scenarios where you'd use it.</text:p>
      <text:p text:style-name="P3">Auto is for automatically determining a type for a variable, this is useful for when the type might be more complex than just int or string</text:p>
      <text:p text:style-name="Horizontal_20_Line"/>
      <text:h text:style-name="Heading_20_2" text:outline-level="2">Question 20</text:h>
      <text:p text:style-name="Text_20_body">Define a rule to help decide if a conversion from one type to another is safe or unsafe. Give examples of both.</text:p>
      <text:p text:style-name="P3">There is narrowing and widening. Widening is preferred as you are not losing any values, whereas with narrowing you are potentially losing existing values such as converting 3.14 to an int and the int would be 3</text:p>
      <text:p text:style-name="Horizontal_20_Line"/>
      <text:h text:style-name="Heading_20_2" text:outline-level="2">Question 21</text:h>
      <text:p text:style-name="Text_20_body">Describe what the line <text:span text:style-name="Source_20_Text">char foo(int x)</text:span> means in a function definition. What are each of the parts?</text:p>
      <text:p text:style-name="P3">Char is the return type of the function that is named foo, the arguments accepted by foo is one integer and the argument is named x </text:p>
      <text:p text:style-name="Horizontal_20_Line"/>
      <text:h text:style-name="Heading_20_2" text:outline-level="2">Question 22</text:h>
      <text:p text:style-name="Text_20_body">What are some good rules for choosing variable names? Give five examples of legal names that you shouldn't use because they cause confusion.</text:p>
      <text:p text:style-name="P3"><text:soft-page-break/>really_long_argument_name_that_is_hard_to_type</text:p>
      <text:p text:style-name="P3">abv_fc (random abbreviations)</text:p>
      <text:p text:style-name="P3">x1_to_x2 (doesn’t explicitly state what is happening)</text:p>
      <text:p text:style-name="P3">cannot think of others</text:p>
      <text:p text:style-name="Horizontal_20_Line"/>
      <text:h text:style-name="Heading_20_2" text:outline-level="2">Question 23</text:h>
      <text:p text:style-name="Text_20_body">What is the function of each part of the header line in a for-loop? In what sequence are they executed?</text:p>
      <text:p text:style-name="P3">The iterator such as I = 0; (important because we need to know how to start iterating)</text:p>
      <text:p text:style-name="P3">the stop value (I &lt;= v.size); keep going until this limit is reached, need to know this to know when to stop iterating</text:p>
      <text:p text:style-name="P3">what should happen after each iteration of the loop ++i; everytime the loop is completed add 1 to I</text:p>
      <text:p text:style-name="P3">the I = 0; is read first as we start there, the I &lt;= v.size is read next so we know when to stop iterating, and ++i is read last so we know what to do after each iteration</text:p>
      <text:p text:style-name="Horizontal_20_Line"/>
      <text:h text:style-name="Heading_20_2" text:outline-level="2">Question 24</text:h>
      <text:p text:style-name="Text_20_body">How do you use <text:span text:style-name="Source_20_Text">random_int()</text:span> and <text:span text:style-name="Source_20_Text">seed()</text:span>? Write code that generates a random number between 1 and 100.</text:p>
      <text:p text:style-name="P3">int random_num = random_int(seed());</text:p>
      <text:p text:style-name="Horizontal_20_Line"/>
      <text:h text:style-name="Heading_20_2" text:outline-level="2">Question 25</text:h>
      <text:p text:style-name="Text_20_body">What makes vector so popular/useful? List five reasons.</text:p>
      <text:p text:style-name="P3">Have dynamic length</text:p>
      <text:p text:style-name="P3">can store many values</text:p>
      <text:p text:style-name="P3">can store values of many types</text:p>
      <text:p text:style-name="P3">can use to look up values</text:p>
      <text:p text:style-name="P3">easy to use with loops </text:p>
      <text:p text:style-name="Horizontal_20_Line"/>
      <text:p text:style-name="Text_20_body"><text:span text:style-name="Strong_20_Emphasis">Time to show what you've learned! Remember to focus on the concepts you missed last time. You've got this!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07:42:54.164829275</meta:creation-date>
    <dc:date>2025-06-09T08:13:43.068440487</dc:date>
    <meta:editing-duration>PT6M38S</meta:editing-duration>
    <meta:editing-cycles>2</meta:editing-cycles>
    <meta:generator>LibreOffice/7.3.7.2$Linux_X86_64 LibreOffice_project/30$Build-2</meta:generator>
    <meta:document-statistic meta:table-count="0" meta:image-count="0" meta:object-count="0" meta:page-count="6" meta:paragraph-count="117" meta:word-count="1362" meta:character-count="7466" meta:non-whitespace-character-count="6204"/>
  </office:meta>
</office:document-meta>
</file>